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7.813cm" style:use-optimal-column-width="false"/>
    </style:style>
    <style:style style:name="co2" style:family="table-column">
      <style:table-column-properties style:column-width="8.538cm" style:use-optimal-column-width="false"/>
    </style:style>
    <style:style style:name="co3" style:family="table-column">
      <style:table-column-properties style:column-width="7.748cm" style:use-optimal-column-width="false"/>
    </style:style>
    <style:style style:name="co4" style:family="table-column">
      <style:table-column-properties style:column-width="7.797cm" style:use-optimal-column-width="false"/>
    </style:style>
    <style:style style:name="co5" style:family="table-column">
      <style:table-column-properties style:column-width="7.764cm" style:use-optimal-column-width="false"/>
    </style:style>
    <style:style style:name="co6" style:family="table-column">
      <style:table-column-properties style:column-width="6.025cm" style:use-optimal-column-width="false"/>
    </style:style>
    <style:style style:name="ro1" style:family="table-row">
      <style:table-row-properties style:row-height="1.667cm"/>
    </style:style>
    <style:style style:name="ro2" style:family="table-row">
      <style:table-row-properties style:row-height="1.087cm"/>
    </style:style>
    <style:style style:name="ro3" style:family="table-row">
      <style:table-row-properties style:row-height="2.247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4" draw:style-name="standard" draw:layer="layout" svg:width="24.098cm" svg:height="3.333cm" svg:x="0.625cm" svg:y="1.33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">Definitely Dativ</text:span></text:p>
              </table:table-cell>
              <table:table-cell>
                <text:p text:style-name="P1"><text:span text:style-name="T1">Akkusativ: when indicating change</text:span></text:p>
                <text:p text:style-name="P1"><text:span text:style-name="T1">Dativ: when indicating static action</text:span></text:p>
              </table:table-cell>
              <table:table-cell>
                <text:p text:style-name="P1"><text:span text:style-name="T1">Definitely Akkusativ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ab außer zu nach bei von aus mit seit gegenüber</text:span></text:p>
              </table:table-cell>
              <table:table-cell>
                <text:p text:style-name="P1"><text:span text:style-name="T1">in an auf neben hinter über unter vor zwischen</text:span></text:p>
              </table:table-cell>
              <table:table-cell>
                <text:p text:style-name="P1"><text:span text:style-name="T1">bis durch für ohne gegen um 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Shape 55" draw:style-name="gr1" draw:text-style-name="P2" draw:layer="layout" svg:width="9.364cm" svg:height="1.212cm" svg:x="0.64cm" svg:y="4.636cm">
          <text:p text:style-name="P1"><text:span text:style-name="T1">Example mixed preposition in Akkusativ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6" draw:style-name="standard" draw:layer="layout" svg:width="24.098cm" svg:height="5cm" svg:x="0.64cm" svg:y="5.845cm">
          <table:table>
            <table:table-column table:style-name="co4"/>
            <table:table-column table:style-name="co2"/>
            <table:table-column table:style-name="co5"/>
            <table:table-row table:style-name="ro2" table:default-cell-style-name="ce1">
              <table:table-cell>
                <text:p text:style-name="P1"><text:span text:style-name="T1">Word</text:span></text:p>
              </table:table-cell>
              <table:table-cell>
                <text:p text:style-name="P1"><text:span text:style-name="T1">Static situation</text:span></text:p>
              </table:table-cell>
              <table:table-cell>
                <text:p text:style-name="P1"><text:span text:style-name="T1">Changing situation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der Kasten (box)</text:span></text:p>
              </table:table-cell>
              <table:table-cell>
                <text:p text:style-name="P1"><text:span text:style-name="T1">in dem Kasten </text:span></text:p>
                <text:p text:style-name="P1"><text:span text:style-name="T1">(currently in the box)</text:span></text:p>
              </table:table-cell>
              <table:table-cell>
                <text:p text:style-name="P1"><text:span text:style-name="T1">in den Kasten </text:span></text:p>
                <text:p text:style-name="P1"><text:span text:style-name="T1">(to put something in the box)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">die Lade (drawer)</text:span></text:p>
              </table:table-cell>
              <table:table-cell>
                <text:p text:style-name="P1"><text:span text:style-name="T1">in der Lade</text:span></text:p>
                <text:p text:style-name="P1"><text:span text:style-name="T1">(currently in the drawer)</text:span></text:p>
              </table:table-cell>
              <table:table-cell>
                <text:p text:style-name="P1"><text:span text:style-name="T1">in die Lade</text:span></text:p>
                <text:p text:style-name="P1"><text:span text:style-name="T1">(to put something in the drawer)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Shape 57" draw:style-name="gr1" draw:text-style-name="P2" draw:layer="layout" svg:width="9.364cm" svg:height="1.212cm" svg:x="0.64cm" svg:y="10.279cm">
          <text:p text:style-name="P1"><text:span text:style-name="T1">Shortening of preposition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1" draw:text-style-name="P2" draw:layer="layout" svg:width="9.364cm" svg:height="1.212cm" svg:x="0.64cm" svg:y="0.119cm">
          <text:p text:style-name="P1"><text:span text:style-name="T1">Prepositions vs Tens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9" draw:style-name="standard" draw:layer="layout" svg:width="24.099cm" svg:height="2.173cm" svg:x="0.625cm" svg:y="11.45cm">
          <table:table>
            <table:table-column table:style-name="co6"/>
            <table:table-column table:style-name="co6"/>
            <table:table-column table:style-name="co6"/>
            <table:table-column table:style-name="co6"/>
            <table:table-row table:style-name="ro2" table:default-cell-style-name="ce1">
              <table:table-cell>
                <text:p text:style-name="P3"><text:span text:style-name="T1">in dem ↔ im</text:span></text:p>
              </table:table-cell>
              <table:table-cell>
                <text:p text:style-name="P3"><text:span text:style-name="T1">an/auf dem ↔ am</text:span></text:p>
              </table:table-cell>
              <table:table-cell>
                <text:p text:style-name="P3"><text:span text:style-name="T1">zu dem ↔ zum</text:span></text:p>
              </table:table-cell>
              <table:table-cell>
                <text:p text:style-name="P3"><text:span text:style-name="T1">zu der ↔ zur; 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bei dem ↔ beim</text:span></text:p>
              </table:table-cell>
              <table:table-cell>
                <text:p text:style-name="P3"><text:span text:style-name="T1">von dem ↔ vom</text:span></text:p>
              </table:table-cell>
              <table:table-cell>
                <text:p text:style-name="P3"><text:span text:style-name="T1">in das ↔ ins</text:span></text:p>
              </table:table-cell>
              <table:table-cell>
                <text:p text:style-name="P3"><text:span text:style-name="T1">an das ↔ an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6"/>
    <meta:generator>LibreOfficeDev/5.1.0.3$Linux_X86_64 LibreOffice_project/</meta:generator>
  </office:meta>
</office:document-meta>
</file>